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665164" calcext:value-type="float">
            <text:p>665164</text:p>
          </table:table-cell>
          <table:table-cell office:value-type="float" office:value="635608" calcext:value-type="float">
            <text:p>635608</text:p>
          </table:table-cell>
          <table:table-cell office:value-type="float" office:value="395341" calcext:value-type="float">
            <text:p>395341</text:p>
          </table:table-cell>
          <table:table-cell office:value-type="float" office:value="647252" calcext:value-type="float">
            <text:p>647252</text:p>
          </table:table-cell>
          <table:table-cell office:value-type="float" office:value="714083" calcext:value-type="float">
            <text:p>714083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626811" calcext:value-type="float">
            <text:p>-626811</text:p>
          </table:table-cell>
          <table:table-cell office:value-type="float" office:value="-577667" calcext:value-type="float">
            <text:p>-577667</text:p>
          </table:table-cell>
          <table:table-cell office:value-type="float" office:value="-337198" calcext:value-type="float">
            <text:p>-337198</text:p>
          </table:table-cell>
          <table:table-cell office:value-type="float" office:value="-564968" calcext:value-type="float">
            <text:p>-564968</text:p>
          </table:table-cell>
          <table:table-cell office:value-type="float" office:value="-621785" calcext:value-type="float">
            <text:p>-621785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38353" calcext:value-type="float">
            <text:p>38353</text:p>
          </table:table-cell>
          <table:table-cell office:value-type="float" office:value="57941" calcext:value-type="float">
            <text:p>57941</text:p>
          </table:table-cell>
          <table:table-cell office:value-type="float" office:value="58143" calcext:value-type="float">
            <text:p>58143</text:p>
          </table:table-cell>
          <table:table-cell office:value-type="float" office:value="82284" calcext:value-type="float">
            <text:p>82284</text:p>
          </table:table-cell>
          <table:table-cell office:value-type="float" office:value="92298" calcext:value-type="float">
            <text:p>92298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22081" calcext:value-type="float">
            <text:p>22081</text:p>
          </table:table-cell>
          <table:table-cell office:value-type="float" office:value="38975" calcext:value-type="float">
            <text:p>38975</text:p>
          </table:table-cell>
          <table:table-cell office:value-type="float" office:value="32632" calcext:value-type="float">
            <text:p>32632</text:p>
          </table:table-cell>
          <table:table-cell office:value-type="float" office:value="54030" calcext:value-type="float">
            <text:p>54030</text:p>
          </table:table-cell>
          <table:table-cell office:value-type="float" office:value="63628" calcext:value-type="float">
            <text:p>63628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2" calcext:value-type="float">
            <text:p>0,2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5" office:value-type="float" office:value="108697328" calcext:value-type="float">
            <text:p>108697328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686013" calcext:value-type="float">
            <text:p>686013</text:p>
          </table:table-cell>
          <table:table-cell office:value-type="float" office:value="632221" calcext:value-type="float">
            <text:p>632221</text:p>
          </table:table-cell>
          <table:table-cell office:value-type="float" office:value="616189" calcext:value-type="float">
            <text:p>616189</text:p>
          </table:table-cell>
          <table:table-cell office:value-type="float" office:value="635432" calcext:value-type="float">
            <text:p>635432</text:p>
          </table:table-cell>
          <table:table-cell office:value-type="float" office:value="636133" calcext:value-type="float">
            <text:p>636133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44041" calcext:value-type="float">
            <text:p>144041</text:p>
          </table:table-cell>
          <table:table-cell office:value-type="float" office:value="138353" calcext:value-type="float">
            <text:p>138353</text:p>
          </table:table-cell>
          <table:table-cell office:value-type="float" office:value="127705" calcext:value-type="float">
            <text:p>127705</text:p>
          </table:table-cell>
          <table:table-cell office:value-type="float" office:value="124045" calcext:value-type="float">
            <text:p>124045</text:p>
          </table:table-cell>
          <table:table-cell office:value-type="float" office:value="152333" calcext:value-type="float">
            <text:p>152333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830054" calcext:value-type="float">
            <text:p>830054</text:p>
          </table:table-cell>
          <table:table-cell office:value-type="float" office:value="770574" calcext:value-type="float">
            <text:p>770574</text:p>
          </table:table-cell>
          <table:table-cell office:value-type="float" office:value="743894" calcext:value-type="float">
            <text:p>743894</text:p>
          </table:table-cell>
          <table:table-cell office:value-type="float" office:value="759477" calcext:value-type="float">
            <text:p>759477</text:p>
          </table:table-cell>
          <table:table-cell office:value-type="float" office:value="830716" calcext:value-type="float">
            <text:p>830716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297568" calcext:value-type="float">
            <text:p>297568</text:p>
          </table:table-cell>
          <table:table-cell office:value-type="float" office:value="319085" calcext:value-type="float">
            <text:p>319085</text:p>
          </table:table-cell>
          <table:table-cell office:value-type="float" office:value="324299" calcext:value-type="float">
            <text:p>324299</text:p>
          </table:table-cell>
          <table:table-cell office:value-type="float" office:value="370978" calcext:value-type="float">
            <text:p>370978</text:p>
          </table:table-cell>
          <table:table-cell office:value-type="float" office:value="367672" calcext:value-type="float">
            <text:p>367672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532486" calcext:value-type="float">
            <text:p>532486</text:p>
          </table:table-cell>
          <table:table-cell office:value-type="float" office:value="451489" calcext:value-type="float">
            <text:p>451489</text:p>
          </table:table-cell>
          <table:table-cell office:value-type="float" office:value="419595" calcext:value-type="float">
            <text:p>419595</text:p>
          </table:table-cell>
          <table:table-cell office:value-type="float" office:value="388499" calcext:value-type="float">
            <text:p>388499</text:p>
          </table:table-cell>
          <table:table-cell office:value-type="float" office:value="463044" calcext:value-type="float">
            <text:p>463044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830054" calcext:value-type="float">
            <text:p>830054</text:p>
          </table:table-cell>
          <table:table-cell office:value-type="float" office:value="770574" calcext:value-type="float">
            <text:p>770574</text:p>
          </table:table-cell>
          <table:table-cell office:value-type="float" office:value="743894" calcext:value-type="float">
            <text:p>743894</text:p>
          </table:table-cell>
          <table:table-cell office:value-type="float" office:value="759477" calcext:value-type="float">
            <text:p>759477</text:p>
          </table:table-cell>
          <table:table-cell office:value-type="float" office:value="830716" calcext:value-type="float">
            <text:p>8307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01:44.1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8S</meta:editing-duration>
    <meta:editing-cycles>3</meta:editing-cycles>
    <meta:generator>LibreOffice/5.4.2.2$Windows_X86_64 LibreOffice_project/22b09f6418e8c2d508a9eaf86b2399209b0990f4</meta:generator>
    <dc:date>2017-11-22T12:01:50.203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